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8de9b" officeooo:paragraph-rsid="00192cb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192cb6" officeooo:paragraph-rsid="00192cb6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8de9b" officeooo:paragraph-rsid="00192cb6" style:font-size-asian="15pt" style:font-weight-asian="bold" style:font-size-complex="15pt" style:font-weight-complex="bold"/>
    </style:style>
    <style:style style:name="T1" style:family="text">
      <style:text-properties officeooo:rsid="00192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SAE2.1 Semaine <text:span text:style-name="T1">2</text:span> :</text:p>
      <text:p text:style-name="P3"/>
      <text:p text:style-name="P1">Membres :</text:p>
      <text:p text:style-name="P1"><text:tab/>Yann Glady</text:p>
      <text:p text:style-name="P1"><text:tab/>Thomas Rott</text:p>
      <text:p text:style-name="P1"/>
      <text:p text:style-name="P1">Nous avons réussi à tout faire cependant, nous ne sommes pas sûr d’avoir correctement compris l’énoncé. <text:span text:style-name="T1">Nous avons considéré les Objects de Type (String, Integer, …) comme des éléments primitifs grâce à la méthode « static » présente dans le fichier Helper.java. </text:span></text:p>
      <text:p text:style-name="P1"/>
      <text:p text:style-name="P2">On a fait une toute nouvelle organisation par rapport à celle de la semaine derniér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m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09:17:57.320191409</dc:date>
    <meta:editing-duration>PT5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68" meta:character-count="406" meta:non-whitespace-character-count="341"/>
  </office:meta>
</office:document-meta>
</file>